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958cm" fo:margin-left="0cm" fo:margin-right="0.042cm" table:align="margins"/>
    </style:style>
    <style:style style:name="表格1.A" style:family="table-column">
      <style:table-column-properties style:column-width="1.909cm" style:rel-column-width="1082*"/>
    </style:style>
    <style:style style:name="表格1.B" style:family="table-column">
      <style:table-column-properties style:column-width="1.369cm" style:rel-column-width="776*"/>
    </style:style>
    <style:style style:name="表格1.G" style:family="table-column">
      <style:table-column-properties style:column-width="0.684cm" style:rel-column-width="388*"/>
    </style:style>
    <style:style style:name="表格1.I" style:family="table-column">
      <style:table-column-properties style:column-width="1.48cm" style:rel-column-width="839*"/>
    </style:style>
    <style:style style:name="表格1.J" style:family="table-column">
      <style:table-column-properties style:column-width="1.817cm" style:rel-column-width="1030*"/>
    </style:style>
    <style:style style:name="表格1.K" style:family="table-column">
      <style:table-column-properties style:column-width="2.178cm" style:rel-column-width="1235*"/>
    </style:style>
    <style:style style:name="表格1.L" style:family="table-column">
      <style:table-column-properties style:column-width="1.362cm" style:rel-column-width="772*"/>
    </style:style>
    <style:style style:name="表格1.1" style:family="table-row">
      <style:table-row-properties style:min-row-height="0.831cm"/>
    </style:style>
    <style:style style:name="表格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L1" style:family="table-cell">
      <style:table-cell-properties style:vertical-align="middle" fo:padding="0.097cm" fo:border="0.002cm solid #000000"/>
    </style:style>
    <style:style style:name="表格1.2" style:family="table-row">
      <style:table-row-properties style:min-row-height="0.323cm"/>
    </style:style>
    <style:style style:name="表格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1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1.3" style:family="table-row">
      <style:table-row-properties style:min-row-height="0.803cm"/>
    </style:style>
    <style:style style:name="表格1.4" style:family="table-row">
      <style:table-row-properties style:min-row-height="0.377cm"/>
    </style:style>
    <style:style style:name="表格1.5" style:family="table-row">
      <style:table-row-properties style:min-row-height="0.633cm"/>
    </style:style>
    <style:style style:name="表格1.21" style:family="table-row">
      <style:table-row-properties style:min-row-height="0.474cm"/>
    </style:style>
    <style:style style:name="表格1.24" style:family="table-row">
      <style:table-row-properties style:min-row-height="0.476cm"/>
    </style:style>
    <style:style style:name="P1" style:family="paragraph" style:parent-style-name="Standard">
      <style:paragraph-properties fo:text-align="center" style:justify-single-word="false"/>
      <style:text-properties style:font-name="Arial Unicode MS1" fo:font-size="18pt" fo:font-weight="bold" style:font-name-asian="Arial Unicode MS1" style:font-size-asian="18pt" style:language-asian="zh" style:country-asian="CN" style:font-weight-asian="bold" style:font-size-complex="18pt" style:font-weight-complex="bold"/>
    </style:style>
    <style:style style:name="P2" style:family="paragraph" style:parent-style-name="Standard">
      <style:paragraph-properties fo:line-height="0.199cm" fo:text-align="center" style:justify-single-word="false"/>
      <style:text-properties style:font-name="Arial Unicode MS1" fo:font-weight="normal" style:font-name-asian="Arial Unicode MS1" style:language-asian="zh" style:country-asian="CN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 Unicode MS1" fo:font-weight="normal" style:font-name-asian="Arial Unicode MS1" style:language-asian="zh" style:country-asian="CN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 Unicode MS1" fo:font-weight="normal" style:font-name-asian="Arial Unicode MS1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 Unicode MS1" fo:font-weight="normal" style:font-name-asian="Arial Unicode MS1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 Unicode MS1" fo:font-weight="normal" style:font-name-asian="Arial Unicode MS1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 Unicode MS1" fo:font-weight="normal" style:font-name-asian="Arial Unicode MS1" style:language-asian="zh" style:country-asian="CN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 Unicode MS1" fo:font-weight="normal" style:font-name-asian="Arial Unicode MS1" style:language-asian="zh" style:country-asian="CN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 Unicode MS1" fo:font-weight="normal" style:font-name-asian="Arial Unicode MS1" style:language-asian="zh" style:country-asian="CN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 Unicode MS1" fo:font-weight="normal" style:font-name-asian="Arial Unicode MS1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 Unicode MS1" fo:font-weight="normal" style:font-name-asian="Arial Unicode MS1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 Unicode MS1" fo:font-weight="normal" style:font-name-asian="Arial Unicode MS1" style:language-asian="zh" style:country-asian="CN" style:font-weight-asian="normal" style:font-weight-complex="normal"/>
    </style:style>
    <style:style style:name="P13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4" style:family="paragraph">
      <style:paragraph-properties fo:text-align="center"/>
      <style:text-properties style:text-line-through-style="none" style:font-name="Arial" fo:font-size="10pt" fo:font-style="normal" style:text-underline-style="none" fo:font-weight="normal"/>
    </style:style>
    <style:style style:name="P15" style:family="paragraph">
      <style:paragraph-properties fo:text-align="center"/>
      <style:text-properties style:text-line-through-style="none" style:font-name="Arial" fo:font-size="9pt" fo:font-style="normal" style:text-underline-style="none" fo:font-weight="normal"/>
    </style:style>
    <style:style style:name="P16" style:family="paragraph">
      <style:paragraph-properties fo:text-align="center"/>
      <style:text-properties style:text-line-through-style="none" style:font-name="Arial Unicode MS" fo:font-size="12pt" fo:font-style="normal" style:text-underline-style="none" fo:font-weight="normal"/>
    </style:style>
    <style:style style:name="T1" style:family="text">
      <style:text-properties style:language-asian="zh" style:country-asian="CN"/>
    </style:style>
    <style:style style:name="gr1" style:family="graphic">
      <style:graphic-properties draw:textarea-vertical-align="middle"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xforms:model id="Model 1">
          <xforms:instance id="Instance 1">
            <instanceData/>
          </xforms:instance>
          <xsd:schema/>
        </xforms:model>
        <form:form form:name="表單" form:apply-filter="true" form:command-type="table" form:control-implementation="ooo:com.sun.star.form.component.Form" office:target-frame="" xlink:href="" xlink:type="simple">
          <form:text form:name="gender" form:control-implementation="ooo:com.sun.star.form.component.TextField" xml:id="control1" form:id="control1" form:readonly="true" form:tab-stop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address" form:control-implementation="ooo:com.sun.star.form.component.TextField" xml:id="control2" form:id="control2" form:readonly="true" form:tab-stop="false" form:tab-index="5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</form:textarea>
          <form:text form:name="pid" form:control-implementation="ooo:com.sun.star.form.component.TextField" xml:id="control3" form:id="control3" form:readonly="true" form:tab-stop="false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ject" form:control-implementation="ooo:com.sun.star.form.component.TextField" xml:id="control4" form:id="control4" form:readonly="true" form:tab-stop="false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hool" form:control-implementation="ooo:com.sun.star.form.component.TextField" xml:id="control5" form:id="control5" form:readonly="true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ition" form:control-implementation="ooo:com.sun.star.form.component.TextField" xml:id="control6" form:id="control6" form:readonly="true" form:tab-stop="fals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cellphone" form:control-implementation="ooo:com.sun.star.form.component.TextField" xml:id="control7" form:id="control7" form:readonly="true" form:tab-index="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loffice" form:control-implementation="ooo:com.sun.star.form.component.TextField" xml:id="control8" form:id="control8" form:readonly="true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irthday" form:control-implementation="ooo:com.sun.star.form.component.TextField" xml:id="control9" form:id="control9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xml:id="control10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cense" form:control-implementation="ooo:com.sun.star.form.component.TextField" xml:id="control11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censeid" form:control-implementation="ooo:com.sun.star.form.component.TextField" xml:id="control12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censedate" form:control-implementation="ooo:com.sun.star.form.component.TextField" xml:id="control13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aster" form:control-implementation="ooo:com.sun.star.form.component.TextField" xml:id="control14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chelor" form:control-implementation="ooo:com.sun.star.form.component.TextField" xml:id="control15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hd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chelorbegin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chelorend" form:control-implementation="ooo:com.sun.star.form.component.TextField" xml:id="control18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asterbegin" form:control-implementation="ooo:com.sun.star.form.component.TextField" xml:id="control19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asterend" form:control-implementation="ooo:com.sun.star.form.component.TextField" xml:id="control20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hdbegin" form:control-implementation="ooo:com.sun.star.form.component.TextField" xml:id="control21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hdend" form:control-implementation="ooo:com.sun.star.form.component.TextField" xml:id="control22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hool1" form:control-implementation="ooo:com.sun.star.form.component.TextField" xml:id="control23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hool2" form:control-implementation="ooo:com.sun.star.form.component.TextField" xml:id="control24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hool3" form:control-implementation="ooo:com.sun.star.form.component.TextField" xml:id="control25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ition1" form:control-implementation="ooo:com.sun.star.form.component.TextField" xml:id="control26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ition2" form:control-implementation="ooo:com.sun.star.form.component.TextField" xml:id="control27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ition3" form:control-implementation="ooo:com.sun.star.form.component.TextField" xml:id="control28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hool1begin" form:control-implementation="ooo:com.sun.star.form.component.TextField" xml:id="control29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hool1end" form:control-implementation="ooo:com.sun.star.form.component.TextField" xml:id="control30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hool2begin" form:control-implementation="ooo:com.sun.star.form.component.TextField" xml:id="control31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hool3begin" form:control-implementation="ooo:com.sun.star.form.component.TextField" xml:id="control32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hool2end" form:control-implementation="ooo:com.sun.star.form.component.TextField" xml:id="control33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hool3end" form:control-implementation="ooo:com.sun.star.form.component.TextField" xml:id="control34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pecial1" form:control-implementation="ooo:com.sun.star.form.component.TextField" xml:id="control35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pecial2" form:control-implementation="ooo:com.sun.star.form.component.TextField" xml:id="control36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pecial1date" form:control-implementation="ooo:com.sun.star.form.component.TextField" xml:id="control37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pecial2date" form:control-implementation="ooo:com.sun.star.form.component.TextField" xml:id="control38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id" form:control-implementation="ooo:com.sun.star.form.component.TextField" xml:id="control39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cense1" form:control-implementation="ooo:com.sun.star.form.component.TextField" xml:id="control40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cense2" form:control-implementation="ooo:com.sun.star.form.component.TextField" xml:id="control41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cense3" form:control-implementation="ooo:com.sun.star.form.component.TextField" xml:id="control42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國立高師大附中教師甄選報名表</text:p>
      <text:p text:style-name="P2"/>
      <table:table table:name="表格1" table:style-name="表格1">
        <table:table-column table:style-name="表格1.A"/>
        <table:table-column table:style-name="表格1.B" table:number-columns-repeated="5"/>
        <table:table-column table:style-name="表格1.G" table:number-columns-repeated="2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table:number-rows-spanned="6" table:number-columns-spanned="2" office:value-type="string">
            <text:p text:style-name="P5"/>
          </table:table-cell>
          <table:covered-table-cell/>
          <table:table-cell table:style-name="表格1.A1" office:value-type="string">
            <text:p text:style-name="P7">姓名</text:p>
          </table:table-cell>
          <table:table-cell table:style-name="表格1.A1" table:number-columns-spanned="3" office:value-type="string">
            <text:p text:style-name="P5"><draw:control text:anchor-type="as-char" svg:y="-0.459cm" draw:z-index="9" draw:style-name="gr1" draw:text-style-name="P13" svg:width="2.818cm" svg:height="0.627cm" draw:control="control10"/></text:p>
          </table:table-cell>
          <table:covered-table-cell/>
          <table:covered-table-cell/>
          <table:table-cell table:style-name="表格1.A1" table:number-columns-spanned="2" office:value-type="string">
            <text:p text:style-name="P7">生日</text:p>
          </table:table-cell>
          <table:covered-table-cell/>
          <table:table-cell table:style-name="表格1.A1" table:number-columns-spanned="2" office:value-type="string">
            <text:p text:style-name="P7"><draw:control text:anchor-type="as-char" draw:z-index="7" draw:style-name="gr2" draw:text-style-name="P13" svg:width="3.102cm" svg:height="0.602cm" draw:control="control9"/></text:p>
          </table:table-cell>
          <table:covered-table-cell/>
          <table:table-cell table:style-name="表格1.A1" office:value-type="string">
            <text:p text:style-name="P5">性別</text:p>
          </table:table-cell>
          <table:table-cell table:style-name="表格1.L1" office:value-type="string">
            <text:p text:style-name="P5"><draw:control text:anchor-type="as-char" svg:y="-0.298cm" draw:z-index="0" draw:style-name="gr1" draw:text-style-name="P13" svg:width="1.167cm" svg:height="0.597cm" draw:control="control1"/></text:p>
          </table:table-cell>
        </table:table-row>
        <table:table-row table:style-name="表格1.2">
          <table:covered-table-cell/>
          <table:covered-table-cell/>
          <table:table-cell table:style-name="表格1.C2" office:value-type="string">
            <text:p text:style-name="P7">通訊地址</text:p>
          </table:table-cell>
          <table:table-cell table:style-name="表格1.C2" table:number-columns-spanned="6" office:value-type="string">
            <text:p text:style-name="P5"><draw:control text:anchor-type="as-char" draw:z-index="1" draw:style-name="gr2" draw:text-style-name="P13" svg:width="5.818cm" svg:height="1.317cm" draw:control="control2"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3" office:value-type="string">
            <text:p text:style-name="P6"><text:span text:style-name="T1">(行動)</text:span><text:span text:style-name="T1"><draw:control text:anchor-type="as-char" draw:z-index="5" draw:style-name="gr2" draw:text-style-name="P13" svg:width="3.857cm" svg:height="0.53cm" draw:control="control7"/></text:span></text:p>
            <text:p text:style-name="P8">(辦公室)<draw:control text:anchor-type="as-char" draw:z-index="6" draw:style-name="gr2" draw:text-style-name="P13" svg:width="3.477cm" svg:height="0.618cm" draw:control="control8"/></text:p>
          </table:table-cell>
          <table:covered-table-cell/>
          <table:covered-table-cell/>
        </table:table-row>
        <table:table-row table:style-name="表格1.3">
          <table:covered-table-cell/>
          <table:covered-table-cell/>
          <table:table-cell table:style-name="表格1.C2" office:value-type="string">
            <text:p text:style-name="P5">甄選科別</text:p>
          </table:table-cell>
          <table:table-cell table:style-name="表格1.C2" table:number-columns-spanned="6" office:value-type="string">
            <text:p text:style-name="P5"><draw:control text:anchor-type="as-char" draw:z-index="3" draw:style-name="gr2" draw:text-style-name="P13" svg:width="5.684cm" svg:height="0.53cm" draw:control="control4"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C2" office:value-type="string">
            <text:p text:style-name="P5"><text:s/>身份證</text:p>
          </table:table-cell>
          <table:table-cell table:style-name="表格1.J2" table:number-columns-spanned="2" office:value-type="string">
            <text:p text:style-name="P5"><draw:control text:anchor-type="as-char" draw:z-index="2" draw:style-name="gr2" draw:text-style-name="P13" svg:width="2.955cm" svg:height="0.662cm" draw:control="control3"/></text:p>
          </table:table-cell>
          <table:covered-table-cell/>
        </table:table-row>
        <table:table-row table:style-name="表格1.4">
          <table:covered-table-cell/>
          <table:covered-table-cell/>
          <table:table-cell table:style-name="表格1.C2" office:value-type="string">
            <text:p text:style-name="P5">服務學校</text:p>
          </table:table-cell>
          <table:table-cell table:style-name="表格1.C2" table:number-columns-spanned="6" office:value-type="string">
            <text:p text:style-name="P5"><draw:control text:anchor-type="as-char" draw:z-index="4" draw:style-name="gr2" draw:text-style-name="P13" svg:width="5.77cm" svg:height="0.685cm" draw:control="control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C2" office:value-type="string">
            <text:p text:style-name="P5">職稱</text:p>
          </table:table-cell>
          <table:table-cell table:style-name="表格1.J2" table:number-columns-spanned="2" office:value-type="string">
            <text:p text:style-name="P5"><draw:control text:anchor-type="as-char" draw:z-index="8" draw:style-name="gr2" draw:text-style-name="P13" svg:width="3.005cm" svg:height="0.618cm" draw:control="control6"/></text:p>
          </table:table-cell>
          <table:covered-table-cell/>
        </table:table-row>
        <table:table-row table:style-name="表格1.5">
          <table:covered-table-cell/>
          <table:covered-table-cell/>
          <table:table-cell table:style-name="表格1.C2" table:number-rows-spanned="2" office:value-type="string">
            <text:p text:style-name="P7">教師證書</text:p>
          </table:table-cell>
          <table:table-cell table:style-name="表格1.C2" table:number-columns-spanned="6" office:value-type="string">
            <text:p text:style-name="P7">科別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C2" office:value-type="string">
            <text:p text:style-name="P7">年月</text:p>
          </table:table-cell>
          <table:table-cell table:style-name="表格1.J2" table:number-columns-spanned="2" office:value-type="string">
            <text:p text:style-name="P7">證書字號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表格1.C2" table:number-columns-spanned="6" office:value-type="string">
            <text:p text:style-name="P7"><draw:control text:anchor-type="as-char" draw:z-index="10" draw:style-name="gr2" draw:text-style-name="P14" svg:width="5.753cm" svg:height="0.602cm" draw:control="control11"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C2" office:value-type="string">
            <text:p text:style-name="P7"><draw:control text:anchor-type="as-char" draw:z-index="12" draw:style-name="gr2" draw:text-style-name="P14" svg:width="1.694cm" svg:height="0.602cm" draw:control="control13"/></text:p>
          </table:table-cell>
          <table:table-cell table:style-name="表格1.J2" table:number-columns-spanned="2" office:value-type="string">
            <text:p text:style-name="P7"><draw:control text:anchor-type="as-char" draw:z-index="11" draw:style-name="gr2" draw:text-style-name="P15" svg:width="3.169cm" svg:height="0.602cm" draw:control="control12"/></text:p>
          </table:table-cell>
          <table:covered-table-cell/>
        </table:table-row>
        <table:table-row>
          <table:table-cell table:style-name="表格1.C2" table:number-rows-spanned="4" office:value-type="string">
            <text:p text:style-name="P7">學歷</text:p>
          </table:table-cell>
          <table:table-cell table:style-name="表格1.C2" table:number-columns-spanned="7" office:value-type="string">
            <text:p text:style-name="P7">畢業學校及科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4" office:value-type="string">
            <text:p text:style-name="P7">修業起訖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表格1.C2" table:number-columns-spanned="7" office:value-type="string">
            <text:p text:style-name="P7">大學(院)　<draw:control text:anchor-type="as-char" draw:z-index="14" draw:style-name="gr2" draw:text-style-name="P13" svg:width="4.693cm" svg:height="0.602cm" draw:control="control15"/>　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4" office:value-type="string">
            <text:p text:style-name="P7">自<draw:control text:anchor-type="as-char" draw:z-index="16" draw:style-name="gr2" draw:text-style-name="P13" svg:width="2.35cm" svg:height="0.6cm" draw:control="control17"/>至<draw:control text:anchor-type="as-char" draw:z-index="17" draw:style-name="gr2" draw:text-style-name="P13" svg:width="2.35cm" svg:height="0.6cm" draw:control="control18"/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表格1.C2" table:number-columns-spanned="7" office:value-type="string">
            <text:p text:style-name="P7">碩士　<draw:control text:anchor-type="as-char" draw:z-index="13" draw:style-name="gr2" draw:text-style-name="P13" svg:width="4.693cm" svg:height="0.602cm" draw:control="control14"/>　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4" office:value-type="string">
            <text:p text:style-name="P7">自<draw:control text:anchor-type="as-char" draw:z-index="18" draw:style-name="gr2" draw:text-style-name="P13" svg:width="2.35cm" svg:height="0.6cm" draw:control="control19"/>至<draw:control text:anchor-type="as-char" draw:z-index="19" draw:style-name="gr2" draw:text-style-name="P13" svg:width="2.35cm" svg:height="0.6cm" draw:control="control20"/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表格1.C2" table:number-columns-spanned="7" office:value-type="string">
            <text:p text:style-name="P5"><text:span text:style-name="T1">博士</text:span>　<draw:control text:anchor-type="as-char" draw:z-index="15" draw:style-name="gr2" draw:text-style-name="P13" svg:width="4.693cm" svg:height="0.602cm" draw:control="control16"/>　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4" office:value-type="string">
            <text:p text:style-name="P7">自<draw:control text:anchor-type="as-char" draw:z-index="20" draw:style-name="gr2" draw:text-style-name="P13" svg:width="2.35cm" svg:height="0.6cm" draw:control="control21"/>至<draw:control text:anchor-type="as-char" draw:z-index="21" draw:style-name="gr2" draw:text-style-name="P13" svg:width="2.35cm" svg:height="0.6cm" draw:control="control22"/></text:p>
          </table:table-cell>
          <table:covered-table-cell/>
          <table:covered-table-cell/>
          <table:covered-table-cell/>
        </table:table-row>
        <table:table-row>
          <table:table-cell table:style-name="表格1.C2" table:number-rows-spanned="4" office:value-type="string">
            <text:p text:style-name="P7">經歷</text:p>
          </table:table-cell>
          <table:table-cell table:style-name="表格1.C2" table:number-columns-spanned="4" office:value-type="string">
            <text:p text:style-name="P7">服務學校</text:p>
          </table:table-cell>
          <table:covered-table-cell/>
          <table:covered-table-cell/>
          <table:covered-table-cell/>
          <table:table-cell table:style-name="表格1.C2" table:number-columns-spanned="3" office:value-type="string">
            <text:p text:style-name="P7">職務</text:p>
          </table:table-cell>
          <table:covered-table-cell/>
          <table:covered-table-cell/>
          <table:table-cell table:style-name="表格1.J2" table:number-columns-spanned="4" office:value-type="string">
            <text:p text:style-name="P7">服務起訖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表格1.C2" table:number-columns-spanned="4" office:value-type="string">
            <text:p text:style-name="P4"><draw:control text:anchor-type="as-char" draw:z-index="22" draw:style-name="gr2" draw:text-style-name="P14" svg:width="5.28cm" svg:height="0.602cm" draw:control="control23"/></text:p>
          </table:table-cell>
          <table:covered-table-cell/>
          <table:covered-table-cell/>
          <table:covered-table-cell/>
          <table:table-cell table:style-name="表格1.C2" table:number-columns-spanned="3" office:value-type="string">
            <text:p text:style-name="P4"><draw:control text:anchor-type="as-char" draw:z-index="25" draw:style-name="gr2" draw:text-style-name="P14" svg:width="2.139cm" svg:height="0.602cm" draw:control="control26"/></text:p>
          </table:table-cell>
          <table:covered-table-cell/>
          <table:covered-table-cell/>
          <table:table-cell table:style-name="表格1.J2" table:number-columns-spanned="4" office:value-type="string">
            <text:p text:style-name="P7">自<draw:control text:anchor-type="as-char" draw:z-index="28" draw:style-name="gr2" draw:text-style-name="P13" svg:width="2.341cm" svg:height="0.6cm" draw:control="control29"/>至<draw:control text:anchor-type="as-char" draw:z-index="29" draw:style-name="gr2" draw:text-style-name="P13" svg:width="2.341cm" svg:height="0.6cm" draw:control="control30"/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表格1.C2" table:number-columns-spanned="4" office:value-type="string">
            <text:p text:style-name="P4"><draw:control text:anchor-type="as-char" draw:z-index="23" draw:style-name="gr2" draw:text-style-name="P14" svg:width="5.28cm" svg:height="0.602cm" draw:control="control24"/></text:p>
          </table:table-cell>
          <table:covered-table-cell/>
          <table:covered-table-cell/>
          <table:covered-table-cell/>
          <table:table-cell table:style-name="表格1.C2" table:number-columns-spanned="3" office:value-type="string">
            <text:p text:style-name="P4"><draw:control text:anchor-type="as-char" draw:z-index="26" draw:style-name="gr2" draw:text-style-name="P14" svg:width="2.133cm" svg:height="0.602cm" draw:control="control27"/></text:p>
          </table:table-cell>
          <table:covered-table-cell/>
          <table:covered-table-cell/>
          <table:table-cell table:style-name="表格1.J2" table:number-columns-spanned="4" office:value-type="string">
            <text:p text:style-name="P7">自<draw:control text:anchor-type="as-char" draw:z-index="30" draw:style-name="gr2" draw:text-style-name="P13" svg:width="2.341cm" svg:height="0.6cm" draw:control="control31"/>至<draw:control text:anchor-type="as-char" draw:z-index="32" draw:style-name="gr2" draw:text-style-name="P13" svg:width="2.341cm" svg:height="0.6cm" draw:control="control33"/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表格1.C2" table:number-columns-spanned="4" office:value-type="string">
            <text:p text:style-name="P4"><draw:control text:anchor-type="as-char" draw:z-index="24" draw:style-name="gr2" draw:text-style-name="P14" svg:width="5.28cm" svg:height="0.602cm" draw:control="control25"/></text:p>
          </table:table-cell>
          <table:covered-table-cell/>
          <table:covered-table-cell/>
          <table:covered-table-cell/>
          <table:table-cell table:style-name="表格1.C2" table:number-columns-spanned="3" office:value-type="string">
            <text:p text:style-name="P4"><draw:control text:anchor-type="as-char" draw:z-index="27" draw:style-name="gr2" draw:text-style-name="P14" svg:width="2.139cm" svg:height="0.602cm" draw:control="control28"/></text:p>
          </table:table-cell>
          <table:covered-table-cell/>
          <table:covered-table-cell/>
          <table:table-cell table:style-name="表格1.J2" table:number-columns-spanned="4" office:value-type="string">
            <text:p text:style-name="P7">自<draw:control text:anchor-type="as-char" draw:z-index="31" draw:style-name="gr2" draw:text-style-name="P13" svg:width="2.341cm" svg:height="0.6cm" draw:control="control32"/>至<draw:control text:anchor-type="as-char" draw:z-index="33" draw:style-name="gr2" draw:text-style-name="P13" svg:width="2.341cm" svg:height="0.6cm" draw:control="control34"/></text:p>
          </table:table-cell>
          <table:covered-table-cell/>
          <table:covered-table-cell/>
          <table:covered-table-cell/>
        </table:table-row>
        <table:table-row>
          <table:table-cell table:style-name="表格1.C2" table:number-rows-spanned="3" office:value-type="string">
            <text:p text:style-name="P7">特殊教育相關證明</text:p>
          </table:table-cell>
          <table:table-cell table:style-name="表格1.C2" table:number-columns-spanned="8" office:value-type="string">
            <text:p text:style-name="P5">參加研習、修畢學分、擔任特殊教育相關工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3" office:value-type="string">
            <text:p text:style-name="P7">時間</text:p>
          </table:table-cell>
          <table:covered-table-cell/>
          <table:covered-table-cell/>
        </table:table-row>
        <table:table-row>
          <table:covered-table-cell/>
          <table:table-cell table:style-name="表格1.C2" table:number-columns-spanned="8" office:value-type="string">
            <text:p text:style-name="P7">　<draw:control text:anchor-type="as-char" draw:z-index="34" draw:style-name="gr2" draw:text-style-name="P13" svg:width="8.942cm" svg:height="0.602cm" draw:control="control3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3" office:value-type="string">
            <text:p text:style-name="P4"><draw:control text:anchor-type="as-char" draw:z-index="36" draw:style-name="gr2" draw:text-style-name="P13" svg:width="4.666cm" svg:height="0.602cm" draw:control="control37"/></text:p>
          </table:table-cell>
          <table:covered-table-cell/>
          <table:covered-table-cell/>
        </table:table-row>
        <table:table-row>
          <table:covered-table-cell/>
          <table:table-cell table:style-name="表格1.C2" table:number-columns-spanned="8" office:value-type="string">
            <text:p text:style-name="P7">　<draw:control text:anchor-type="as-char" draw:z-index="35" draw:style-name="gr2" draw:text-style-name="P13" svg:width="8.942cm" svg:height="0.602cm" draw:control="control3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3" office:value-type="string">
            <text:p text:style-name="P4"><draw:control text:anchor-type="as-char" draw:z-index="37" draw:style-name="gr2" draw:text-style-name="P13" svg:width="4.666cm" svg:height="0.602cm" draw:control="control38"/></text:p>
          </table:table-cell>
          <table:covered-table-cell/>
          <table:covered-table-cell/>
        </table:table-row>
        <table:table-row>
          <table:table-cell table:style-name="表格1.C2" table:number-rows-spanned="3" office:value-type="string">
            <text:p text:style-name="P7">相關專長、檢定、證照</text:p>
          </table:table-cell>
          <table:table-cell table:style-name="表格1.J2" table:number-columns-spanned="11" office:value-type="string">
            <text:p text:style-name="P3"><draw:control text:anchor-type="as-char" draw:z-index="39" draw:style-name="gr2" draw:text-style-name="P13" svg:width="14.773cm" svg:height="0.602cm" draw:control="control4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J2" table:number-columns-spanned="11" office:value-type="string">
            <text:p text:style-name="P3"><draw:control text:anchor-type="as-char" draw:z-index="40" draw:style-name="gr2" draw:text-style-name="P13" svg:width="14.773cm" svg:height="0.602cm" draw:control="control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J2" table:number-columns-spanned="11" office:value-type="string">
            <text:p text:style-name="P3"><draw:control text:anchor-type="as-char" draw:z-index="41" draw:style-name="gr2" draw:text-style-name="P13" svg:width="14.773cm" svg:height="0.602cm" draw:control="control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1">
          <table:table-cell table:style-name="表格1.C2" table:number-rows-spanned="4" office:value-type="string">
            <text:p text:style-name="P6">各類競賽獎勵紀錄</text:p>
          </table:table-cell>
          <table:table-cell table:style-name="表格1.C2" table:number-columns-spanned="6" office:value-type="string">
            <text:p text:style-name="P5">事由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5" office:value-type="string">
            <text:p text:style-name="P5">獎勵及名次</text:p>
          </table:table-cell>
          <table:covered-table-cell/>
          <table:covered-table-cell/>
          <table:covered-table-cell/>
          <table:covered-table-cell/>
        </table:table-row>
        <table:table-row table:style-name="表格1.21">
          <table:covered-table-cell/>
          <table:table-cell table:style-name="表格1.C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表格1.21">
          <table:covered-table-cell/>
          <table:table-cell table:style-name="表格1.C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表格1.24">
          <table:covered-table-cell/>
          <table:table-cell table:style-name="表格1.C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表格1.J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J2" table:number-columns-spanned="12" office:value-type="string">
            <text:p text:style-name="P6">本人以上所填內容屬實，如有不實，願自負法律責任。</text:p>
            <text:p text:style-name="P6"/>
            <text:p text:style-name="P6"/>
            <text:p text:style-name="P6">填表人簽章：<text:tab/><text:tab/><text:tab/><text:tab/><text:tab/><text:tab/>(簽名或蓋章)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C2" office:value-type="string">
            <text:p text:style-name="P7">初審</text:p>
          </table:table-cell>
          <table:table-cell table:style-name="表格1.C2" table:number-columns-spanned="2" office:value-type="string">
            <text:p text:style-name="P5"/>
          </table:table-cell>
          <table:covered-table-cell/>
          <table:table-cell table:style-name="表格1.C2" office:value-type="string">
            <text:p text:style-name="P7">複審</text:p>
          </table:table-cell>
          <table:table-cell table:style-name="表格1.C2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格1.C2" office:value-type="string">
            <text:p text:style-name="P7">報名費</text:p>
          </table:table-cell>
          <table:table-cell table:style-name="表格1.C2" office:value-type="string">
            <text:p text:style-name="P5"/>
          </table:table-cell>
          <table:table-cell table:style-name="表格1.C2" office:value-type="string">
            <text:p text:style-name="P7">准考證</text:p>
          </table:table-cell>
          <table:table-cell table:style-name="表格1.J2" office:value-type="string">
            <text:p text:style-name="P4"><draw:control text:anchor-type="as-char" draw:z-index="38" draw:style-name="gr2" draw:text-style-name="P16" svg:width="1.167cm" svg:height="0.602cm" draw:control="control39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標準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1.6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20:52:03.33</meta:creation-date>
    <dc:date>2013-06-20T07:47:29</dc:date>
    <meta:editing-duration>PT17H40M50S</meta:editing-duration>
    <meta:editing-cycles>84</meta:editing-cycles>
    <meta:generator>OpenOffice.org/3.4$Unix OpenOffice.org_project/340m1$Build-9590</meta:generator>
    <meta:document-statistic meta:table-count="1" meta:image-count="0" meta:object-count="0" meta:page-count="1" meta:paragraph-count="69" meta:word-count="226" meta:character-count="266"/>
  </office:meta>
</office:document-meta>
</file>